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6cm" draw:marker-end="Rounded_20_large_20_Arrow" draw:marker-end-width="0.457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12.088cm" svg:y1="6.808cm" svg:x2="16.444cm" svg:y2="6.742cm">
          <text:p/>
        </draw:line>
        <draw:line draw:style-name="gr1" draw:text-style-name="P1" draw:layer="layout" svg:x1="9.844cm" svg:y1="8.788cm" svg:x2="8.788cm" svg:y2="12.154cm">
          <text:p/>
        </draw:line>
        <draw:line draw:style-name="gr1" draw:text-style-name="P1" draw:layer="layout" svg:x1="11.494cm" svg:y1="8.062cm" svg:x2="18.028cm" svg:y2="12.154cm">
          <text:p/>
        </draw:line>
        <draw:line draw:style-name="gr1" draw:text-style-name="P1" draw:layer="layout" svg:x1="19.084cm" svg:y1="8.656cm" svg:x2="19.15cm" svg:y2="11.956cm">
          <text:p/>
        </draw:line>
        <draw:line draw:style-name="gr1" draw:text-style-name="P1" draw:layer="layout" svg:x1="11.23cm" svg:y1="14.464cm" svg:x2="18.028cm" svg:y2="14.398cm">
          <text:p/>
        </draw:line>
        <draw:line draw:style-name="gr1" draw:text-style-name="P1" draw:layer="layout" svg:x1="17.566cm" svg:y1="8.128cm" svg:x2="10.966cm" svg:y2="12.616cm">
          <text:p/>
        </draw:line>
        <draw:custom-shape draw:style-name="gr2" draw:text-style-name="P3" draw:layer="layout" svg:width="3.894cm" svg:height="5.148cm" svg:x="8.26cm" svg:y="3.64cm">
          <text:p text:style-name="P2"><text:span text:style-name="T1">Home</text:span></text:p>
          <text:p text:style-name="P2"><text:span text:style-name="T1">P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3.894cm" svg:height="5.148cm" svg:x="16.51cm" svg:y="3.442cm">
          <text:p text:style-name="P2"><text:span text:style-name="T1">Abou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4.158cm" svg:height="5.148cm" svg:x="6.742cm" svg:y="12.154cm">
          <text:p text:style-name="P2"><text:span text:style-name="T1">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3.894cm" svg:height="5.148cm" svg:x="18.094cm" svg:y="12.088cm">
          <text:p text:style-name="P2"><text:span text:style-name="T1">Cat</text:span></text:p>
          <text:p text:style-name="P2"><text:span text:style-name="T1">Phot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6-11T21:44:50</meta:creation-date>
    <dc:date>2012-06-11T22:01:00</dc:date>
    <dc:creator>Danny Ayers</dc:creator>
    <meta:editing-duration>PT10M58S</meta:editing-duration>
    <meta:editing-cycles>3</meta:editing-cycles>
    <meta:generator>LibreOffice/3.4$Linux LibreOffice_project/340m1$Build-402</meta:generator>
    <meta:document-statistic meta:object-count="10"/>
  </office:meta>
</office:document-meta>
</file>